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66496"/>
    </style:style>
    <style:style style:name="P5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paragraph-properties fo:text-align="center" style:justify-single-word="false"/>
      <style:text-properties officeooo:paragraph-rsid="00066496"/>
    </style:style>
    <style:style style:name="P8" style:family="paragraph" style:parent-style-name="Heading_20_1">
      <style:paragraph-properties fo:text-align="center" style:justify-single-word="false"/>
      <style:text-properties officeooo:paragraph-rsid="00066496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2aef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Cadre1" text:anchor-type="paragraph" svg:x="0.584cm" svg:y="0.443cm" svg:width="2.242cm" draw:z-index="1"><draw:text-box fo:min-height="1.66cm"><text:p text:style-name="P6"><office:annotation><dc:creator>Auteur inconnu</dc:creator><dc:date>2016-06-01T11:57:58</dc:date><text:p text:style-name="P10"><text:span text:style-name="T4">do text if tool.getEnableScanDocs()</text:span></text:p><text:p text:style-name="P10"><text:span text:style-name="T4">from document( zamqp_utils.scan_id_barcode(self, barcode_options={'scale': 2}</text:span><text:span text:style-name="T5">, scan_id=scan_id</text:span><text:span text:style-name="T4">).read(), format='png')</text:span></text:p></office:annotation><text:span text:style-name="T1">Barcode</text:span></text:p></draw:text-box></draw:frame></text:h>
      <text:h text:style-name="P8" text:outline-level="1"><draw:frame draw:style-name="fr1" draw:name="Cadre2" text:anchor-type="paragraph" svg:x="0.076cm" svg:y="0.908cm" draw:z-index="2"><draw:text-box fo:min-height="0.794cm" fo:min-width="3.53cm"><text:p text:style-name="P5"><office:annotation><dc:creator>Auteur inconnu</dc:creator><dc:date>2019-04-18T12:19:25</dc:date><text:p text:style-name="P10"><text:span text:style-name="T3">do text if tool.getEnableScanDocs()</text:span></text:p></office:annotation><text:text-input text:description="">scan_id</text:text-input></text:p></draw:text-box></draw:frame></text:h>
      <text:p text:style-name="P7"/>
      <text:h text:style-name="P8" text:outline-level="1"><text:text-input text:description="">self.Title()</text:text-input></text:h>
      <text:p text:style-name="P4"/>
      <text:p text:style-name="P4"><office:annotation><dc:creator>Unknown Author</dc:creator><dc:date>2019-06-05T10:39:43</dc:date><text:p text:style-name="P9"><text:span text:style-name="T2">do text</text:span></text:p><text:p text:style-name="P9"><text:span text:style-name="T2">from xhtml(view.printXhtml(self, self.Description()))</text:span></text:p></office:annotation>Description</text:p>
      <text:p text:style-name="Standard"/>
      <text:p text:style-name="P3">Decision</text:p>
      <text:p text:style-name="Standard"><office:annotation><dc:creator>Unknown Author</dc:creator><dc:date>2019-06-05T10:40:27</dc:date><text:p text:style-name="P9"><text:span text:style-name="T2">do text</text:span></text:p><text:p text:style-name="P9"><text:span text:style-name="T2">from xhtml(view.printXhtml(self, self.getDecision()))</text:span>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0-04-23T12:31:57.052203030</dc:date>
    <meta:editing-duration>PT32M25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3" meta:character-count="62" meta:non-whitespace-character-count="60"/>
  </office:meta>
</office:document-meta>
</file>